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Akce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 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kontextové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vybalovacího seznamu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% až 100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%, použijeme vybalovací seznam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...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kontextové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 ); nebo otevřeme dialog Rámec, přejdeme na kartu <text:span text:style-name="Emphasis">Ohraničení</text:span> (obrázek <text:sequence-ref text:reference-format="value" text:ref-name="refFigure3">4</text:sequence-ref> ) a v části  <text:span text:style-name="Emphasis">Uspořádání čar</text:span> vybereme první předlohu ( <text:span text:style-name="Strong_20_Emphasis">Bez ohraničení</text:span> 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+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kontextové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...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ik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vybalovacího sezanmu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vybalovacího seznamu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kontextové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kontextové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 „pozadí“, klikneme-li na výběr pravým myšítkem, v kontextové nabídce 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 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